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riple modular redundancy flight computer based on Arduino and Raspberry Pi</text:p>
      <text:p text:style-name="Standard"/>
      <text:p text:style-name="Standard"/>
      <text:list xml:id="list858279639" text:style-name="L1">
        <text:list-item>
          <text:p text:style-name="P1">Reliability against SEE (radiation flipping bits)\</text:p>
        </text:list-item>
        <text:list-item>
          <text:p text:style-name="P1"/>
        </text:list-item>
      </text:list>
      <text:p text:style-name="Standard"/>
      <text:p text:style-name="Standard"/>
      <text:p text:style-name="Standard"/>
      <text:p text:style-name="P2">Bibliography</text:p>
      <text:p text:style-name="Standard">Angilly, ryan, <text:span text:style-name="T1">TREMOR: a triple modular redundant flight computer and fault-tolerance testbed for the WPI Pansat nanosatellite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Velez</meta:initial-creator>
    <meta:creation-date>2013-04-20T23:21:56</meta:creation-date>
    <dc:date>2013-04-21T00:01:46</dc:date>
    <dc:creator>Pablo Velez</dc:creator>
    <meta:editing-duration>PT24M40S</meta:editing-duration>
    <meta:editing-cycles>1</meta:editing-cycles>
    <meta:document-statistic meta:table-count="0" meta:image-count="0" meta:object-count="0" meta:page-count="2" meta:paragraph-count="4" meta:word-count="38" meta:character-count="268" meta:non-whitespace-character-count="234"/>
    <meta:generator>LibreOffice/3.5$Linux_X86_64 LibreOffice_project/350m1$Build-2</meta:generator>
  </office:meta>
</office:document-meta>
</file>